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none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.0119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73469387755102" table:formula="of:=[.C3]-(405/49)" table:style-name="ce6">
            <text:p>396,7346939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8.46938775510205" table:formula="of:=[.C4]-(405/49)" table:style-name="ce6">
            <text:p>388,4693878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80.20408163265307" table:formula="of:=[.C5]-(405/49)" table:style-name="ce6">
            <text:p>380,2040816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1.9387755102041" table:formula="of:=[.C6]-(405/49)" table:style-name="ce6">
            <text:p>371,9387755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3.67346938775512" table:formula="of:=[.C7]-(405/49)" table:style-name="ce6">
            <text:p>363,6734694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5.40816326530614" table:formula="of:=[.C8]-(405/49)" table:style-name="ce6">
            <text:p>355,408163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7.14285714285717" table:formula="of:=[.C9]-(405/49)" table:style-name="ce6">
            <text:p>347,142857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8.87755102040819" table:formula="of:=[.C10]-(405/49)" table:style-name="ce6">
            <text:p>338,877551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30.61224489795921" table:formula="of:=[.C11]-(405/49)" table:style-name="ce6">
            <text:p>330,6122449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22.34693877551024" table:formula="of:=[.C12]-(405/49)" table:style-name="ce6">
            <text:p>322,3469388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4.08163265306126" table:formula="of:=[.C13]-(405/49)" table:style-name="ce6">
            <text:p>314,0816327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5.81632653061229" table:formula="of:=[.C14]-(405/49)" table:style-name="ce6">
            <text:p>305,8163265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7.55102040816331" table:formula="of:=[.C15]-(405/49)" table:style-name="ce6">
            <text:p>297,551020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9.28571428571433" table:formula="of:=[.C16]-(405/49)" table:style-name="ce6">
            <text:p>289,2857143</text:p>
          </table:table-cell>
          <table:table-cell office:value-type="float" office:value="347" table:formula="of:=[.D16]-8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81.02040816326536" table:formula="of:=[.C17]-(405/49)" table:style-name="ce6">
            <text:p>281,0204082</text:p>
          </table:table-cell>
          <table:table-cell office:value-type="float" office:value="347" table:formula="of:=[.D17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72.75510204081638" table:formula="of:=[.C18]-(405/49)" table:style-name="ce6">
            <text:p>272,755102</text:p>
          </table:table-cell>
          <table:table-cell office:value-type="float" office:value="347" table:formula="of:=[.D18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64.48979591836741" table:formula="of:=[.C19]-(405/49)" table:style-name="ce6">
            <text:p>264,4897959</text:p>
          </table:table-cell>
          <table:table-cell office:value-type="float" office:value="347" table:formula="of:=[.D19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56.22448979591843" table:formula="of:=[.C20]-(405/49)" table:style-name="ce6">
            <text:p>256,2244898</text:p>
          </table:table-cell>
          <table:table-cell office:value-type="float" office:value="347" table:formula="of:=[.D20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7.95918367346945" table:formula="of:=[.C21]-(405/49)" table:style-name="ce6">
            <text:p>247,9591837</text:p>
          </table:table-cell>
          <table:table-cell office:value-type="float" office:value="339" table:formula="of:=[.D21]-8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9.69387755102048" table:formula="of:=[.C22]-(405/49)" table:style-name="ce6">
            <text:p>239,6938776</text:p>
          </table:table-cell>
          <table:table-cell office:value-type="float" office:value="339" table:formula="of:=[.D2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31.4285714285715" table:formula="of:=[.C23]-(405/49)" table:style-name="ce6">
            <text:p>231,4285714</text:p>
          </table:table-cell>
          <table:table-cell office:value-type="float" office:value="339" table:formula="of:=[.D2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23.16326530612253" table:formula="of:=[.C24]-(405/49)" table:style-name="ce6">
            <text:p>223,1632653</text:p>
          </table:table-cell>
          <table:table-cell office:value-type="float" office:value="339" table:formula="of:=[.D2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14.89795918367355" table:formula="of:=[.C25]-(405/49)" table:style-name="ce6">
            <text:p>214,8979592</text:p>
          </table:table-cell>
          <table:table-cell office:value-type="float" office:value="339" table:formula="of:=[.D25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206.63265306122457" table:formula="of:=[.C26]-(405/49)" table:style-name="ce6">
            <text:p>206,6326531</text:p>
          </table:table-cell>
          <table:table-cell office:value-type="float" office:value="339" table:formula="of:=[.D26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98.3673469387756" table:formula="of:=[.C27]-(405/49)" table:style-name="ce6">
            <text:p>198,3673469</text:p>
          </table:table-cell>
          <table:table-cell office:value-type="float" office:value="339" table:formula="of:=[.D27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90.10204081632662" table:formula="of:=[.C28]-(405/49)" table:style-name="ce6">
            <text:p>190,1020408</text:p>
          </table:table-cell>
          <table:table-cell office:value-type="float" office:value="339" table:formula="of:=[.D28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81.83673469387764" table:formula="of:=[.C29]-(405/49)" table:style-name="ce6">
            <text:p>181,8367347</text:p>
          </table:table-cell>
          <table:table-cell office:value-type="float" office:value="339" table:formula="of:=[.D29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73.57142857142867" table:formula="of:=[.C30]-(405/49)" table:style-name="ce6">
            <text:p>173,5714286</text:p>
          </table:table-cell>
          <table:table-cell office:value-type="float" office:value="339" table:formula="of:=[.D30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65.30612244897969" table:formula="of:=[.C31]-(405/49)" table:style-name="ce6">
            <text:p>165,3061224</text:p>
          </table:table-cell>
          <table:table-cell office:value-type="float" office:value="339" table:formula="of:=[.D31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57.04081632653072" table:formula="of:=[.C32]-(405/49)" table:style-name="ce6">
            <text:p>157,0408163</text:p>
          </table:table-cell>
          <table:table-cell office:value-type="float" office:value="339" table:formula="of:=[.D3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48.77551020408174" table:formula="of:=[.C33]-(405/49)" table:style-name="ce6">
            <text:p>148,7755102</text:p>
          </table:table-cell>
          <table:table-cell office:value-type="float" office:value="339" table:formula="of:=[.D3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40.51020408163276" table:formula="of:=[.C34]-(405/49)" table:style-name="ce6">
            <text:p>140,5102041</text:p>
          </table:table-cell>
          <table:table-cell office:value-type="float" office:value="339" table:formula="of:=[.D3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32.24489795918379" table:formula="of:=[.C35]-(405/49)" table:style-name="ce6">
            <text:p>132,244898</text:p>
          </table:table-cell>
          <table:table-cell office:value-type="float" office:value="274" table:formula="of:=[.D35]-40-3-13-8-1" table:style-name="ce7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23.97959183673481" table:formula="of:=[.C36]-(405/49)" table:style-name="ce6">
            <text:p>123,9795918</text:p>
          </table:table-cell>
          <table:table-cell office:value-type="float" office:value="272" table:formula="of:=[.D36]-2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15.71428571428584" table:formula="of:=[.C37]-(405/49)" table:style-name="ce6">
            <text:p>115,7142857</text:p>
          </table:table-cell>
          <table:table-cell office:value-type="float" office:value="272" table:formula="of:=[.D37]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107.44897959183686" table:formula="of:=[.C38]-(405/49)" table:style-name="ce6">
            <text:p>107,4489796</text:p>
          </table:table-cell>
          <table:table-cell office:value-type="float" office:value="218" table:formula="of:=[.D37]-54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99.183673469387884" table:formula="of:=[.C39]-(405/49)" table:style-name="ce6">
            <text:p>99,1836734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90.918367346938908" table:formula="of:=[.C40]-(405/49)" table:style-name="ce6">
            <text:p>90,91836735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82.653061224489932" table:formula="of:=[.C41]-(405/49)" table:style-name="ce6">
            <text:p>82,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74.387755102040956" table:formula="of:=[.C42]-(405/49)" table:style-name="ce6">
            <text:p>74,387755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66.122448979591979" table:formula="of:=[.C43]-(405/49)" table:style-name="ce6">
            <text:p>66,12244898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57.857142857143003" table:formula="of:=[.C44]-(405/49)" table:style-name="ce6">
            <text:p>57,85714286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49.591836734694027" table:formula="of:=[.C45]-(405/49)" table:style-name="ce6">
            <text:p>49,59183673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41.326530612245051" table:formula="of:=[.C46]-(405/49)" table:style-name="ce6">
            <text:p>41,3265306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33.061224489796075" table:formula="of:=[.C47]-(405/49)" table:style-name="ce6">
            <text:p>33,061224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24.795918367347095" table:formula="of:=[.C48]-(405/49)" table:style-name="ce6">
            <text:p>24,7959183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5">
            <text:p>26-05-2025</text:p>
          </table:table-cell>
          <table:table-cell office:value-type="float" office:value="16.530612244898116" table:formula="of:=[.C49]-(405/49)" table:style-name="ce6">
            <text:p>16,5306122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7T00:00:00" table:style-name="ce5">
            <text:p>27-05-2025</text:p>
          </table:table-cell>
          <table:table-cell office:value-type="float" office:value="8.265306122449136" table:formula="of:=[.C50]-(405/49)" table:style-name="ce6">
            <text:p>8,2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8T00:00:00" table:style-name="ce8">
            <text:p>28-05-2025</text:p>
          </table:table-cell>
          <table:table-cell office:value-type="float" office:value="0" table:style-name="ce9">
            <text:p>0</text:p>
          </table:table-cell>
          <table:table-cell table:style-name="ce10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Nikolaj Bræmer Christensen (354322)</meta:initial-creator>
    <dc:creator>Nikolaj Bræmer Christensen (354322)</dc:creator>
    <meta:creation-date>2025-04-09T07:37:02Z</meta:creation-date>
    <dc:date>2025-05-15T09:39:02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chart" style:name="DL01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2"/>
          </chart:axis>
          <chart:series chart:label-cell-address="Ark1.$C$2" chart:values-cell-range-address="Ark1.$C$3:.$C$52" chart:class="chart:line" chart:attached-axis="primary-y" chart:style-name="G0S0">
            <chart:data-point chart:repeated="50"/>
          </chart:series>
          <chart:series chart:label-cell-address="Ark1.$D$2" chart:values-cell-range-address="Ark1.$D$3:.$D$52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